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1"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Courier New1" fo:font-size="26pt" style:font-size-asian="26pt" style:font-size-complex="26pt"/>
    </style:style>
    <style:style style:name="T5" style:family="text">
      <style:text-properties style:font-name="Courier New1" fo:font-size="18pt" style:font-size-asian="18pt" style:font-size-complex="18pt"/>
    </style:style>
    <style:style style:name="T6" style:family="text">
      <style:text-properties style:font-name="Liberation Sans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ges for C++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ange algorithms, views, and actions for the Standard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om a job interview:<text:line-break/>calculate the intersection of two possibly large strings.</text:p>
              </text:list-item>
              <text:list-item>
                <text:p xml:id="id1" text:id="id1">idea:<text:line-break/><text:span text:style-name="T1">?? intersect(const std::string&amp; a,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nst std::string&amp; b) {</text:span><text:span text:style-name="T1"><text:line-break/></text:span><text:span text:style-name="T1"> <text:s/>return std::set_intersection(</text:span><text:span text:style-name="T1"><text:line-break/></text:span><text:span text:style-name="T1"><text:tab/></text:span><text:span text:style-name="T1"><text:tab/></text:span><text:span text:style-name="T1">std::set{a}, </text:span><text:span text:style-name="T1"><text:line-break/></text:span><text:span text:style-name="T1"><text:tab/></text:span><text:span text:style-name="T1"><text:tab/></text:span><text:span text:style-name="T1">std::set{b});</text:span><text:span text:style-name="T1"><text:line-break/></text:span><text:span text:style-name="T1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om a job interview:<text:line-break/>calculate the intersection of two possibly large strings.</text:p>
              </text:list-item>
              <text:list-item>
                <text:p xml:id="id2" text:id="id2">today in c++:<text:line-break/><text:span text:style-name="T1">auto intersect(const std::string&amp; a, const std::string&amp; b)</text:span><text:span text:style-name="T1"><text:line-break/></text:span><text:span text:style-name="T1">{</text:span><text:span text:style-name="T1"><text:line-break/></text:span><text:span text:style-name="T1"> <text:s/>using cset = std::set&lt;char&gt;;</text:span><text:span text:style-name="T1"><text:line-break/></text:span><text:span text:style-name="T1"> <text:s/>auto as = cset{std::begin(a),std::end(a)};</text:span><text:span text:style-name="T1"><text:line-break/></text:span><text:span text:style-name="T1"> <text:s/>auto bs = cset{std::begin(b),std::end(b)};</text:span><text:span text:style-name="T1"><text:line-break/></text:span><text:span text:style-name="T1"> <text:s/>cset res;</text:span><text:span text:style-name="T1"><text:line-break/></text:span><text:span text:style-name="T1"> <text:s/>std::set_intersection(std::begin(as),std::end(as),</text:span><text:span text:style-name="T1"><text:line-break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std::begin(bs),std::end(bs),</text:span><text:span text:style-name="T1"><text:line-break/></text:span><text:span text:style-name="T1"> <text:s text:c="4"/>std::inserter(res, std::begin(res)));</text:span><text:span text:style-name="T1"><text:line-break/></text:span><text:span text:style-name="T1"> <text:s/>return res;</text:span><text:span text:style-name="T1"><text:line-break/></text:span><text:span text:style-name="T1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De-)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om a job interview:<text:line-break/>calculate the intersection of two possibly large strings.</text:p>
              </text:list-item>
              <text:list-item>
                <text:p xml:id="id3" text:id="id3">with boost ranges:<text:line-break/><text:span text:style-name="T1">auto intersect(std::string&amp; a, std::string&amp; b)</text:span><text:span text:style-name="T1"><text:line-break/></text:span><text:span text:style-name="T1">{</text:span><text:span text:style-name="T1"><text:line-break/></text:span><text:span text:style-name="T1"> <text:s/>using cset = std::set&lt;char&gt;;</text:span><text:span text:style-name="T1"><text:line-break/></text:span><text:span text:style-name="T1"> <text:s/>cset res;</text:span><text:span text:style-name="T1"><text:line-break/></text:span><text:span text:style-name="T1"> <text:s/>boost::range::set_intersection(</text:span><text:span text:style-name="T1"><text:line-break/></text:span><text:span text:style-name="T1"> <text:s text:c="3"/>cset{a.begin(),a.end()}, </text:span><text:span text:style-name="T1"><text:line-break/></text:span><text:span text:style-name="T1"> <text:s text:c="3"/>cset{b.begin(),b.end()}, <text:s/></text:span><text:span text:style-name="T1"><text:line-break/></text:span><text:span text:style-name="T1"> <text:s text:c="3"/>std::inserter(res, std::begin(res)));</text:span><text:span text:style-name="T1"><text:line-break/></text:span><text:span text:style-name="T1"> <text:s/>return res;</text:span><text:span text:style-name="T1"><text:line-break/></text:span><text:span text:style-name="T1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++ standard: “<text:span text:style-name="T2">in general, a range [i,j) refers to the elements in the data structure starting with the element pointed to by i and up to but not including the element pointed to by j. Range [i,j) is valid if and only if j is reachable from i.</text:span>”</text:p>
              </text:list-item>
              <text:list-item>
                <text:p>define a range of elements by</text:p>
                <text:list>
                  <text:list-item>
                    <text:p>a pair of iterators</text:p>
                  </text:list-item>
                  <text:list-item>
                    <text:p>an iterator and a count of elements</text:p>
                  </text:list-item>
                  <text:list-item>
                    <text:p>an iterator and a (possibly stateful) predicate that indicates when the range is exhau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 algorithms take iterator pairs</text:p>
              </text:list-item>
              <text:list-item>
                <text:p>range algorithms work on iterator/sentinel pairs (ranges) and iterables</text:p>
              </text:list-item>
              <text:list-item>
                <text:p>iterator and sentinel may have different types</text:p>
              </text:list-item>
              <text:list-item>
                <text:p>iterables are types which offer begin() and end() to yield an iterator/sentinel pair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de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s cannot own elements</text:p>
              </text:list-item>
              <text:list-item>
                <text:p>view is wrapper presenting a range without modifying it<text:line-break/><text:span text:style-name="T3">std::vector&lt;int&gt; vi{...};</text:span><text:span text:style-name="T3"><text:line-break/></text:span><text:span text:style-name="T3">auto rng = vi | view::remove_if([](int i) {...});</text:span></text:p>
              </text:list-item>
              <text:list-item>
                <text:p>adaptor == view</text:p>
              </text:list-item>
              <text:list-item>
                <text:p>action modifies the underlaying container <text:line-break/><text:span text:style-name="T3">vi = std::move(vi) | action::sort | action::unique;</text:span></text:p>
              </text:list-item>
              <text:list-item>
                <text:p>actions are not contained in N412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st::range adap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ining range adaptors:<text:line-break/><text:span text:style-name="T1">std::vector&lt;int&gt; vec;</text:span><text:span text:style-name="T1"><text:line-break/></text:span><text:span text:style-name="T1">boost::copy( vec | boost::adaptors::reversed</text:span><text:span text:style-name="T1"><text:line-break/></text:span><text:span text:style-name="T1"> <text:s text:c="16"/>| boost::adaptors::uniqued,</text:span><text:span text:style-name="T1"><text:line-break/></text:span><text:span text:style-name="T1"> <text:s text:c="10"/>std::ostream_iterator&lt;int&gt;(std::cout) );</text:span></text:p>
              </text:list-item>
              <text:list-item>
                <text:p>remove _if algorithms:<text:line-break/><text:span text:style-name="T4">boost::count_if( rng, pred );</text:span><text:span text:style-name="T4"><text:line-break/></text:span><text:span text:style-name="T4">boost::count( rng | boost::adaptors::filtered(pred), </text:span><text:span text:style-name="T4"><text:line-break/></text:span><text:span text:style-name="T4"> <text:s text:c="12"/>out );</text:span></text:p>
              </text:list-item>
              <text:list-item>
                <text:p>remove _copy algorithms:<text:line-break/><text:span text:style-name="T4">std::vector&lt;int&gt; vec;</text:span><text:span text:style-name="T4"><text:line-break/></text:span><text:span text:style-name="T4">boost::push_back(vec, rng | boost::adaptors::replaced_if(pred, new_value)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st::range algorith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d on STL</text:p>
              </text:list-item>
              <text:list-item>
                <text:p>selectable return range:</text:p>
                <text:list>
                  <text:list-item>
                    <text:p>return_begin_found [begin(), found) &lt;- default</text:p>
                  </text:list-item>
                  <text:list-item>
                    <text:p>return_begin_end [begin(), end())</text:p>
                  </text:list-item>
                  <text:list-item>
                    <text:p>return_next_end[next(found), end())</text:p>
                  </text:list-item>
                  <text:list-item>
                    <text:p>return_found_end [found, end())</text:p>
                  </text:list-item>
                </text:list>
              </text:list-item>
              <text:list-item>
                <text:p>Anwendung:<text:line-break/><text:span text:style-name="T5">boost::erase(vec, </text:span><text:span text:style-name="T5"><text:tab/></text:span><text:span text:style-name="T5"><text:line-break/></text:span><text:span text:style-name="T5"><text:tab/></text:span><text:span text:style-name="T5">boost::unique&lt;boost::return_next_end&gt;(boost::sort(vec))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st::range with own 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st provide member begin(), end() and types iterator, const_iterator</text:p>
              </text:list-item>
              <text:list-item>
                <text:p>or use free-standing functions</text:p>
              </text:list-item>
              <text:list-item>
                <text:p>provide own range <text:s/>adap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ge-v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ews<text:line-break/><text:span text:style-name="T1">auto rng = vi </text:span><text:span text:style-name="T1"><text:line-break/></text:span><text:span text:style-name="T1"><text:tab/></text:span><text:span text:style-name="T1">| view::remove_if([](int i){</text:span><text:span text:style-name="T1"><text:line-break/></text:span><text:span text:style-name="T1"><text:tab/></text:span><text:span text:style-name="T1"><text:tab/></text:span><text:span text:style-name="T1"><text:tab/></text:span><text:span text:style-name="T1">return i % 2 == 1;})</text:span><text:span text:style-name="T1"><text:line-break/></text:span><text:span text:style-name="T1"><text:tab/></text:span><text:span text:style-name="T1">| view::transform([](int i){</text:span><text:span text:style-name="T1"><text:line-break/></text:span><text:span text:style-name="T1"><text:tab/></text:span><text:span text:style-name="T1"><text:tab/></text:span><text:span text:style-name="T1"><text:tab/></text:span><text:span text:style-name="T1">return std::to_string(i);});</text:span></text:p>
              </text:list-item>
              <text:list-item>
                <text:p><text:span text:style-name="T6">Actions</text:span><text:span text:style-name="T6"><text:line-break/></text:span><text:span text:style-name="T1">vi = std::move(vi) </text:span><text:span text:style-name="T1"><text:line-break/></text:span><text:span text:style-name="T1"><text:tab/></text:span><text:span text:style-name="T1"><text:tab/></text:span><text:span text:style-name="T1">| action::sort | action::unique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ge-v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 for N4128</text:p>
              </text:list-item>
              <text:list-item>
                <text:p>poorly documented</text:p>
              </text:list-item>
              <text:list-item>
                <text:p>examples do not work</text:p>
              </text:list-item>
              <text:list-item>
                <text:p>heavy use of templates -&gt; long error li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s are more natural than iterators</text:p>
              </text:list-item>
              <text:list-item>
                <text:p>ranges support functional programming style</text:p>
              </text:list-item>
              <text:list-item>
                <text:p>ranges can simplify code (less args, chains)</text:p>
              </text:list-item>
              <text:list-item>
                <text:p>ranges allow lazy eval</text:p>
              </text:list-item>
              <text:list-item>
                <text:p>boost::ranges is ready for use</text:p>
              </text:list-item>
              <text:list-item>
                <text:p>not part of the stand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.Bartosz Milewski: “I don’t think the ideas I presented here are particularly difficult”</text:p>
              </text:list-item>
              <text:list-item>
                <text:p>the remaining space on this page is intentionally left blank</text:p>
              </text:list-item>
            </text:list>
          </draw:text-box>
        </draw:frame>
        <draw:frame draw:style-name="gr2" draw:text-style-name="P2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open-std.org/jtc1/sc22/wg21/docs/papers/2014/n4128.html" xlink:type="simple">http://www.open-std.org/jtc1/sc22/wg21/docs/papers/2014/n4128.html</text:a> N4128 Ranges for the Standard Library, Revision 1, Eric Niebler, Sean Parent, Andrew Sutton</text:p>
              </text:list-item>
              <text:list-item>
                <text:p><text:a xlink:href="https://ericniebler.github.io/range-v3/" xlink:type="simple">https://ericniebler.github.io/range-v3/</text:a> Range-v3, Eric Niebler</text:p>
              </text:list-item>
              <text:list-item>
                <text:p><text:a xlink:href="http://www.boost.org/doc/libs/1_61_0/libs/range/doc/html/index.html" xlink:type="simple">http://www.boost.org/doc/libs/1_61_0/libs/range/doc/html/index.html</text:a> Range 2.0, <text:s/>Thorsten Ottosen, <text:s/>Neil Groves </text:p>
              </text:list-item>
              <text:list-item>
                <text:p><text:a xlink:href="https://bartoszmilewski.com/2014/10/17/c-ranges-are-pure-monadic-goodness/" xlink:type="simple">https://bartoszmilewski.com/2014/10/17/c-ranges-are-pure-monadic-goodness/</text:a> C++ Ranges are Pure Monadic Goodness, Bartosz Milewsk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Waack</meta:initial-creator>
    <meta:creation-date>2016-07-19T09:28:43.026384038</meta:creation-date>
    <dc:date>2016-08-11T14:22:58.248033694</dc:date>
    <dc:creator>Mathias Waack</dc:creator>
    <meta:editing-duration>PT8H33S</meta:editing-duration>
    <meta:editing-cycles>21</meta:editing-cycles>
    <meta:generator>LibreOffice/5.0.6.3$Linux_X86_64 LibreOffice_project/00m0$Build-3</meta:generator>
    <meta:document-statistic meta:object-count="82"/>
  </office:meta>
</office:document-meta>
</file>